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ext-properties fo:font-weight="normal" style:font-weight-asian="normal" style:font-weight-complex="normal"/>
    </style:style>
    <style:style style:name="ce8" style:family="table-cell" style:parent-style-name="Default">
      <style:text-properties style:text-line-through-style="none" style:text-line-through-type="none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>
      <style:text-properties style:text-line-through-style="none" style:text-line-through-type="none"/>
    </style:style>
    <style:style style:name="T2" style:family="text">
      <style:text-properties style:text-underline-style="none"/>
    </style:style>
    <style:style style:name="T1" style:family="text">
      <style:text-properties style:text-outline="false" style:text-line-through-style="none" style:text-line-through-type="none" style:font-name="Arial" fo:font-size="10pt" fo:language="ru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1" table:default-cell-style-name="ce9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  <text:p>(заказа)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2" office:value-type="string" calcext:value-type="string">
            <text:p>Курс $ ЦБ</text:p>
            <text:p><text:span text:style-name="T5">на момент</text:span></text:p>
            <text:p>получения</text:p>
          </table:table-cell>
          <table:table-cell table:style-name="ce12" office:value-type="string" calcext:value-type="string">
            <text:p>Курс $ ЦБ</text:p>
            <text:p><text:span text:style-name="T5">больший</text:span></text:p>
            <text:p><text:span text:style-name="T5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накладной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7.12</text:p>
          </table:table-cell>
          <table:table-cell office:value-type="string" calcext:value-type="string">
            <text:p>Замок врезной с защёлкой Border ЗВ9-6/13 (74100), 3 ключ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17</text:p>
          </table:table-cell>
          <table:table-cell table:style-name="Default"/>
          <table:table-cell/>
          <table:table-cell office:value-type="string" calcext:value-type="string">
            <text:p>686</text:p>
          </table:table-cell>
          <table:table-cell table:number-columns-repeated="1018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(2025.06.01)</text:p>
          </table:table-cell>
          <table:table-cell office:value-type="string" calcext:value-type="string">
            <text:p>Трос сантехнический никелированный 6мм 2.6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6.30</text:p>
          </table:table-cell>
          <table:table-cell table:style-name="Default"/>
          <table:table-cell/>
          <table:table-cell office:value-type="string" calcext:value-type="string">
            <text:p>2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1.12</text:p>
          </table:table-cell>
          <table:table-cell office:value-type="string" calcext:value-type="string">
            <text:p>Трос сантехнический никелированный 9мм 3м AVE340090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4</text:p>
          </table:table-cell>
          <table:table-cell table:style-name="Default"/>
          <table:table-cell/>
          <table:table-cell office:value-type="string" calcext:value-type="string">
            <text:p>28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онтейнер для стирального порошка Полимербыт 5л 63200493 43493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62.45</text:p>
          </table:table-cell>
          <table:table-cell table:number-columns-repeated="1018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Дом расходники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8.12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8.14</text:p>
          </table:table-cell>
          <table:table-cell office:value-type="string" calcext:value-type="string">
            <text:p>3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4.09.18</text:p>
          </table:table-cell>
          <table:table-cell office:value-type="string" calcext:value-type="string">
            <text:p>Стиральный порошок Лотос PRO 6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19</text:p>
          </table:table-cell>
          <table:table-cell office:value-type="string" calcext:value-type="string">
            <text:p>398</text:p>
          </table:table-cell>
          <table:table-cell table:number-columns-repeated="1020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5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1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1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table:style-name="ce11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1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08</text:p>
          </table:table-cell>
          <table:table-cell table:style-name="ce11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26</text:p>
          </table:table-cell>
          <table:table-cell office:value-type="string" calcext:value-type="string">
            <text:p>Заглушка РемоКолор наружная канализация, рыжая, 110 мм 139-1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</text:p>
          </table:table-cell>
          <table:table-cell table:number-columns-repeated="1020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286.72</text:p>
          </table:table-cell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1019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1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1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0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1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1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1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1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4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/>
          <table:table-cell table:style-name="ce11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1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1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1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11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1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1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1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0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1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2"/>
          <table:table-cell office:value-type="string" calcext:value-type="string">
            <text:p>(3694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1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1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<text:span text:style-name="T4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Расходники инструмент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office:value-type="string" calcext:value-type="string">
            <text:p>1</text:p>
          </table:table-cell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Круг отрезной по нержавеющей стали для УШМ (115х0.8х22 мм; А60) Луга 4603347328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16.17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Диск отрезной по нержавеющей стали A60 S BF (125х0.8х22.2 мм) Луга 46033473280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29.48</text:p>
          </table:table-cell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 table:number-columns-repeated="1018"/>
        </table:table-row>
        <table:table-row table:style-name="ro2">
          <table:table-cell table:style-name="Default" table:number-columns-repeated="1025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Расходники батарейки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Батарейка Minamoto литий CR2032, 5 card 8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74.15</text:p>
          </table:table-cell>
          <table:table-cell table:style-name="Default" office:value-type="string" calcext:value-type="string">
            <text:p>14.83</text:p>
          </table:table-cell>
          <table:table-cell table:style-name="Default" table:number-columns-repeated="1017"/>
        </table:table-row>
        <table:table-row table:style-name="ro2" table:number-rows-repeated="5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Швейное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19?</text:p>
          </table:table-cell>
          <table:table-cell table:style-name="Default" office:value-type="string" calcext:value-type="string">
            <text:p>Швейная машина Подольск-142, ТУР-2 без педали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3.25</text:p>
          </table:table-cell>
          <table:table-cell table:style-name="Default" office:value-type="string" calcext:value-type="string">
            <text:p>Лампа светодиодная E14 3Вт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4.22</text:p>
          </table:table-cell>
          <table:table-cell office:value-type="string" calcext:value-type="string">
            <text:p>205.47</text:p>
          </table:table-cell>
          <table:table-cell table:number-columns-repeated="2"/>
          <table:table-cell table:style-name="Default" office:value-type="string" calcext:value-type="string">
            <text:p>102.735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3.04.17</text:p>
          </table:table-cell>
          <table:table-cell table:style-name="Default" office:value-type="string" calcext:value-type="string">
            <text:p>Ремень швейной машинки 300мм (маловат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5.13</text:p>
          </table:table-cell>
          <table:table-cell office:value-type="string" calcext:value-type="string">
            <text:p>81.96</text:p>
          </table:table-cell>
          <table:table-cell table:number-columns-repeated="2"/>
          <table:table-cell table:style-name="Default" office:value-type="string" calcext:value-type="string">
            <text:p>40.98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4.07.19</text:p>
          </table:table-cell>
          <table:table-cell table:style-name="Default" office:value-type="string" calcext:value-type="string">
            <text:p>Педаль швейн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7.22</text:p>
          </table:table-cell>
          <table:table-cell office:value-type="string" calcext:value-type="string">
            <text:p>33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87.8754</text:p>
          </table:table-cell>
          <table:table-cell table:style-name="Default" table:number-columns-repeated="1014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6</text:p>
          </table:table-cell>
          <table:table-cell table:style-name="Default" office:value-type="string" calcext:value-type="string">
            <text:p>Набор Иглы для швейных машин №80,90,100,110,120 5шт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163" calcext:value-type="float">
            <text:p>163</text:p>
          </table:table-cell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3.04.10</text:p>
          </table:table-cell>
          <table:table-cell table:style-name="Default" office:value-type="string" calcext:value-type="string">
            <text:p>Цветные нитки для шитья набор 30шт ПНК им Кирова (похоже подделка)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покраска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 office:value-type="string" calcext:value-type="string">
            <text:p>(всего машинка. более)</text:p>
          </table:table-cell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&gt;1457</text:p>
          </table:table-cell>
          <table:table-cell table:style-name="Default" table:number-columns-repeated="1017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ce10" office:value-type="string" calcext:value-type="string">
            <text:p>Инструмент газовый/холодильный</text:p>
          </table:table-cell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10.?</text:p>
          </table:table-cell>
          <table:table-cell office:value-type="string" calcext:value-type="string">
            <text:p>Горелка для MAPP газа (пьезоподжиг) BAVIS-030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0.26</text:p>
          </table:table-cell>
          <table:table-cell office:value-type="string" calcext:value-type="string">
            <text:p>1862-18</text:p>
          </table:table-cell>
          <table:table-cell/>
          <table:table-cell office:value-type="string" calcext:value-type="string">
            <text:p>1844</text:p>
          </table:table-cell>
          <table:table-cell/>
          <table:table-cell office:value-type="string" calcext:value-type="string">
            <text:p>22.78</text:p>
          </table:table-cell>
          <table:table-cell/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Труборез мини 3-22 мм Eclipse ECTC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112</text:p>
          </table:table-cell>
          <table:table-cell/>
          <table:table-cell office:value-type="string" calcext:value-type="string">
            <text:p>112</text:p>
          </table:table-cell>
          <table:table-cell table:number-columns-repeated="1018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Вальцовка с труборасширителем DSZH CT-27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58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Вакуумный насос DSZH WK M2BM (2ст.,70 л/мин, 2Па, 3.5 кг)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877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Манометрический коллектор 2-ух вентильный, 3 шланга 90см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26</text:p>
          </table:table-cell>
          <table:table-cell table:number-columns-repeated="102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Ножницы для капилярной трубки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7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жимка труб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Клещи-проколка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2" table:number-rows-repeated="6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1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1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1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0" office:value-type="string" calcext:value-type="string">
            <text:p>Газ инструментальный/холодильный/расходни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(2025.10.31)</text:p>
          </table:table-cell>
          <table:table-cell office:value-type="string" calcext:value-type="string">
            <text:p>654-3.92</text:p>
          </table:table-cell>
          <table:table-cell office:value-type="string" calcext:value-type="string">
            <text:p>650.08-6(32)</text:p>
          </table:table-cell>
          <table:table-cell office:value-type="string" calcext:value-type="string">
            <text:p>644.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5.12.12</text:p>
          </table:table-cell>
          <table:table-cell office:value-type="string" calcext:value-type="string">
            <text:p>Фреон R134a с вентилем , 1к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15</text:p>
          </table:table-cell>
          <table:table-cell table:number-columns-repeated="2"/>
          <table:table-cell office:value-type="string" calcext:value-type="string">
            <text:p>121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Огнетушитель FireStop F1-25 1000м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288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Клапан Шредера CT-7000 (ёлочка)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25.11.19</text:p>
          </table:table-cell>
          <table:table-cell office:value-type="string" calcext:value-type="string">
            <text:p>406</text:p>
          </table:table-cell>
          <table:table-cell/>
          <table:table-cell office:value-type="string" calcext:value-type="string">
            <text:p>406</text:p>
          </table:table-cell>
          <table:table-cell office:value-type="string" calcext:value-type="string">
            <text:p>81.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CH-602-04S 1/4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1.27</text:p>
          </table:table-cell>
          <table:table-cell table:number-columns-repeated="2"/>
          <table:table-cell table:style-name="Default"/>
          <table:table-cell office:value-type="string" calcext:value-type="string">
            <text:p>28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лапан кондиционера FC-604 1/2"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table:number-columns-repeated="2"/>
          <table:table-cell office:value-type="string" calcext:value-type="string">
            <text:p>156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2021.11.21</text:p>
          </table:table-cell>
          <table:table-cell office:value-type="string" calcext:value-type="string">
            <text:p>Клапан прокалывающий BPV31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35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1025"/>
        </table:table-row>
        <table:table-row table:style-name="ro2">
          <table:table-cell table:number-columns-repeated="7"/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орелка туристическая титановая BRS-3000T (26.6г нетто) с чехло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1041</text:p>
          </table:table-cell>
          <table:table-cell/>
          <table:table-cell office:value-type="string" calcext:value-type="string">
            <text:p>1041</text:p>
          </table:table-cell>
          <table:table-cell table:style-name="Default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Газ резьбовой бутан/изобутан/пропан 100г (200.8г) TOURIST TBR-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3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2-12-1.45</text:p>
          </table:table-cell>
          <table:table-cell office:value-type="string" calcext:value-type="string">
            <text:p>228.55</text:p>
          </table:table-cell>
          <table:table-cell table:number-columns-repeated="8"/>
          <table:table-cell office:value-type="string" calcext:value-type="string">
            <text:p>2.03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Газ резьбовой изобутан/пропан 230г (382.5г) KOVEA KGF-02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2.24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372.75</text:p>
          </table:table-cell>
          <table:table-cell table:number-columns-repeated="8"/>
          <table:table-cell office:value-type="string" calcext:value-type="string">
            <text:p>1.67г1г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= набор газ горелка</text:p>
          </table:table-cell>
          <table:table-cell table:number-columns-repeated="4"/>
          <table:table-cell office:value-type="string" calcext:value-type="string">
            <text:p>=1642.3</text:p>
          </table:table-cell>
          <table:table-cell table:number-columns-repeated="1018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office:value-type="string" calcext:value-type="string">
            <text:p>Грелка каталитическая 8ч. Следопыт PF-GHP-P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6.01.07</text:p>
          </table:table-cell>
          <table:table-cell office:value-type="string" calcext:value-type="string">
            <text:p>1122.6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67.63</text:p>
          </table:table-cell>
          <table:table-cell/>
          <table:table-cell office:value-type="string" calcext:value-type="string">
            <text:p>13.65</text:p>
          </table:table-cell>
          <table:table-cell/>
          <table:table-cell office:value-type="string" calcext:value-type="string">
            <text:p>78.2267</text:p>
          </table:table-cell>
          <table:table-cell table:number-columns-repeated="1014"/>
        </table:table-row>
        <table:table-row table:style-name="ro2" table:number-rows-repeated="1048333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.00.0000</text:date>, <text:time style:data-style-name="N2" text:time-value="13:29:21.41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6-01-08T00:12:21.862000000</dc:date>
    <meta:editing-duration>P10DT5H29M32S</meta:editing-duration>
    <meta:editing-cycles>4095</meta:editing-cycles>
    <meta:document-statistic meta:table-count="1" meta:cell-count="715" meta:object-count="0"/>
    <meta:user-defined meta:name="qrichtext">1</meta:user-defined>
  </office:meta>
</office:document-meta>
</file>